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language="en" fo:country="US"/>
    </style:style>
    <style:style style:name="P2" style:parent-style-name="Standard" style:family="paragraph">
      <style:text-properties fo:language="en" fo:country="US"/>
    </style:style>
    <style:style style:name="P3" style:parent-style-name="Standard" style:family="paragraph">
      <style:paragraph-properties fo:margin-left="3.4465in" fo:text-indent="-3.4465in">
        <style:tab-stops/>
      </style:paragraph-properties>
    </style:style>
    <style:style style:name="T4" style:parent-style-name="Fuentedepárrafopredeter." style:family="text">
      <style:text-properties fo:background-color="#FFFF00"/>
    </style:style>
    <style:style style:name="P5" style:parent-style-name="Standard" style:family="paragraph">
      <style:paragraph-properties fo:margin-left="3.4465in" fo:text-indent="-3.4465in">
        <style:tab-stops/>
      </style:paragraph-properties>
    </style:style>
    <style:style style:name="T6" style:parent-style-name="Fuentedepárrafopredeter." style:family="text">
      <style:text-properties fo:background-color="#FFFF00"/>
    </style:style>
    <style:style style:name="P7" style:parent-style-name="Standard" style:family="paragraph">
      <style:text-properties fo:language="en" fo:country="US"/>
    </style:style>
    <style:style style:name="P8" style:parent-style-name="Standard" style:family="paragraph">
      <style:text-properties fo:language="en" fo:country="US"/>
    </style:style>
    <style:style style:name="P9" style:parent-style-name="Standard" style:family="paragraph">
      <style:text-properties fo:language="en" fo:country="US"/>
    </style:style>
    <style:style style:name="T10" style:parent-style-name="Fuentedepárrafopredeter." style:family="text">
      <style:text-properties fo:language="en" fo:country="US"/>
    </style:style>
    <style:style style:name="T11" style:parent-style-name="Fuentedepárrafopredeter." style:family="text">
      <style:text-properties fo:language="en" fo:country="US"/>
    </style:style>
    <style:style style:name="T12" style:parent-style-name="Fuentedepárrafopredeter." style:family="text">
      <style:text-properties fo:language="en" fo:country="US"/>
    </style:style>
    <style:style style:name="P13" style:parent-style-name="Standard" style:family="paragraph">
      <style:text-properties fo:language="en" fo:country="US"/>
    </style:style>
    <style:style style:name="P14" style:parent-style-name="Standard" style:family="paragraph">
      <style:text-properties fo:language="en" fo:country="US"/>
    </style:style>
    <style:style style:name="P15" style:parent-style-name="Standard" style:family="paragraph">
      <style:text-properties fo:language="en" fo:country="US"/>
    </style:style>
    <style:style style:name="T16" style:parent-style-name="Fuentedepárrafopredeter." style:family="text">
      <style:text-properties fo:language="en" fo:country="US"/>
    </style:style>
    <style:style style:name="T17" style:parent-style-name="Fuentedepárrafopredeter." style:family="text">
      <style:text-properties fo:language="en" fo:country="US"/>
    </style:style>
    <style:style style:name="T18" style:parent-style-name="Fuentedepárrafopredeter." style:family="text">
      <style:text-properties fo:language="en" fo:country="US"/>
    </style:style>
    <style:style style:name="T19" style:parent-style-name="Fuentedepárrafopredeter." style:family="text">
      <style:text-properties fo:background-color="#FFFF00" fo:language="en" fo:country="US"/>
    </style:style>
    <style:style style:name="P20" style:parent-style-name="Standard" style:family="paragraph">
      <style:text-properties fo:language="en" fo:country="US"/>
    </style:style>
    <style:style style:name="T21" style:parent-style-name="Fuentedepárrafopredeter." style:family="text">
      <style:text-properties fo:language="en" fo:country="US"/>
    </style:style>
    <style:style style:name="T22" style:parent-style-name="Fuentedepárrafopredeter." style:family="text">
      <style:text-properties fo:language="en" fo:country="US"/>
    </style:style>
    <style:style style:name="T23" style:parent-style-name="Fuentedepárrafopredeter." style:family="text">
      <style:text-properties fo:language="en" fo:country="US"/>
    </style:style>
    <style:style style:name="T24" style:parent-style-name="Fuentedepárrafopredeter." style:family="text">
      <style:text-properties fo:language="en" fo:country="US"/>
    </style:style>
    <style:style style:name="T25" style:parent-style-name="Fuentedepárrafopredeter." style:family="text">
      <style:text-properties fo:background-color="#FFFF00" fo:language="en" fo:country="US"/>
    </style:style>
    <style:style style:name="P26" style:parent-style-name="Standard" style:family="paragraph">
      <style:text-properties fo:language="en" fo:country="US"/>
    </style:style>
    <style:style style:name="P27" style:parent-style-name="Standard" style:family="paragraph">
      <style:text-properties fo:language="en" fo:country="US"/>
    </style:style>
    <style:style style:name="P28" style:parent-style-name="Standard" style:family="paragraph">
      <style:text-properties fo:language="en" fo:country="US"/>
    </style:style>
    <style:style style:name="P29" style:parent-style-name="Standard" style:family="paragraph">
      <style:text-properties fo:language="en" fo:country="US"/>
    </style:style>
    <style:style style:name="P30" style:parent-style-name="Standard" style:family="paragraph">
      <style:text-properties fo:language="en" fo:country="US"/>
    </style:style>
    <style:style style:name="T31" style:parent-style-name="Fuentedepárrafopredeter." style:family="text">
      <style:text-properties fo:language="en" fo:country="US"/>
    </style:style>
    <style:style style:name="P32" style:parent-style-name="Standard" style:family="paragraph">
      <style:text-properties fo:language="en" fo:country="US"/>
    </style:style>
    <style:style style:name="T33" style:parent-style-name="Fuentedepárrafopredeter." style:family="text">
      <style:text-properties fo:background-color="#FFFF00" fo:language="en" fo:country="US"/>
    </style:style>
    <style:style style:name="P34" style:parent-style-name="Standard" style:family="paragraph">
      <style:text-properties fo:language="en" fo:country="US"/>
    </style:style>
    <style:style style:name="P35" style:parent-style-name="Standard" style:family="paragraph">
      <style:text-properties fo:language="en" fo:country="US"/>
    </style:style>
    <style:style style:name="P36" style:parent-style-name="Standard" style:family="paragraph">
      <style:text-properties fo:language="en" fo:country="US"/>
    </style:style>
    <style:style style:name="P37" style:parent-style-name="Standard" style:family="paragraph">
      <style:text-properties fo:language="en" fo:country="US"/>
    </style:style>
    <style:style style:name="P38" style:parent-style-name="Standard" style:family="paragraph">
      <style:text-properties fo:language="en" fo:country="US"/>
    </style:style>
    <style:style style:name="P39" style:parent-style-name="Standard" style:family="paragraph">
      <style:text-properties fo:language="en" fo:country="US"/>
    </style:style>
    <style:style style:name="P40" style:parent-style-name="Standard" style:family="paragraph">
      <style:text-properties fo:language="en" fo:country="US"/>
    </style:style>
    <style:style style:name="P41" style:parent-style-name="Standard" style:family="paragraph">
      <style:text-properties fo:language="en" fo:country="US"/>
    </style:style>
    <style:style style:name="P42" style:parent-style-name="Standard" style:family="paragraph">
      <style:text-properties fo:language="en" fo:country="US"/>
    </style:style>
    <style:style style:name="P43" style:parent-style-name="Standard" style:family="paragraph">
      <style:text-properties fo:language="en" fo:country="US"/>
    </style:style>
    <style:style style:name="P44" style:parent-style-name="Standard" style:family="paragraph">
      <style:text-properties fo:language="en" fo:country="US"/>
    </style:style>
    <style:style style:name="P45" style:parent-style-name="Standard" style:family="paragraph">
      <style:text-properties fo:language="en" fo:country="US"/>
    </style:style>
    <style:style style:name="P46" style:parent-style-name="Standard" style:family="paragraph">
      <style:text-properties fo:language="en" fo:country="US"/>
    </style:style>
    <style:style style:name="P47" style:parent-style-name="Standard" style:family="paragraph">
      <style:text-properties fo:language="en" fo:country="US"/>
    </style:style>
    <style:style style:name="P48" style:parent-style-name="Standard" style:family="paragraph">
      <style:text-properties fo:language="en" fo:country="US"/>
    </style:style>
    <style:style style:name="P49" style:parent-style-name="Standard" style:family="paragraph">
      <style:text-properties fo:language="en" fo:country="US"/>
    </style:style>
  </office:automatic-styles>
  <office:body>
    <office:text text:use-soft-page-breaks="true">
      <text:p text:style-name="P1">1.</text:p>
      <text:p text:style-name="P2">&lt;%</text:p>
      <text:p text:style-name="P3">HttpSession sesion = request.getSession(true);<text:tab/><text:span text:style-name="T4">//si hay una sesión abierta con el nombre sesión la trae sino la crea</text:span></text:p>
      <text:p text:style-name="P5">sesion.setAttribute("login","anonimo");<text:tab/><text:span text:style-name="T6">//si es un integer hay que hacer otra cosa, String normal</text:span><text:tab/></text:p>
      <text:p text:style-name="Standard"><text:s/>%&gt;</text:p>
      <text:p text:style-name="Standard"/>
      <text:p text:style-name="Standard">2.<text:s/><text:tab/><text:tab/>2 controladores adminAplicacion y adminUsuario</text:p>
      <text:p text:style-name="P7">protected void doPost(HttpServletRequest request,<text:s/>HttpServletResponse response) throws ServletException, IOException {</text:p>
      <text:p text:style-name="P8"><text:tab/><text:tab/></text:p>
      <text:p text:style-name="P9"><text:tab/><text:tab/>String login=request.getParameter("login");</text:p>
      <text:p text:style-name="Standard"><text:span text:style-name="T10"><text:tab/></text:span><text:span text:style-name="T11"><text:tab/></text:span>String clave=request.getParameter("clave");</text:p>
      <text:p text:style-name="Standard"><text:tab/><text:tab/>usuarioOperaciones op=new usuarioOperaciones();</text:p>
      <text:p text:style-name="Standard"><text:tab/><text:tab/>Usuario us=op.identificar(login, clave);</text:p>
      <text:p text:style-name="Standard"><text:tab/><text:tab/><text:span text:style-name="T12">if (us!=null) {</text:span></text:p>
      <text:p text:style-name="P13"><text:tab/><text:tab/><text:tab/>HttpSession sesion = request.getSession();</text:p>
      <text:p text:style-name="P14"><text:tab/><text:tab/><text:tab/>request.getSession().removeAttribute("login");</text:p>
      <text:p text:style-name="P15"><text:s text:c="11"/><text:tab/><text:tab/><text:tab/>sesion.setAttribute("login", us.getLogin());</text:p>
      <text:p text:style-name="Standard"><text:span text:style-name="T16"><text:s text:c="12"/></text:span><text:span text:style-name="T17"><text:tab/></text:span><text:span text:style-name="T18"><text:tab/></text:span><text:span text:style-name="T19">response.sendRedirect("despliegaEntrada.jsp");</text:span></text:p>
      <text:p text:style-name="P20"><text:s text:c="8"/><text:tab/><text:tab/>}else {</text:p>
      <text:p text:style-name="Standard"><text:span text:style-name="T21"><text:s text:c="8"/></text:span><text:span text:style-name="T22"><text:tab/></text:span><text:span text:style-name="T23"><text:tab/></text:span><text:span text:style-name="T24"><text:tab/></text:span><text:span text:style-name="T25">response.sendRedirect("index.jsp");</text:span></text:p>
      <text:p text:style-name="P26"><text:tab/></text:p>
      <text:p text:style-name="P27"><text:tab/><text:tab/>}</text:p>
      <text:p text:style-name="P28"><text:tab/>}</text:p>
      <text:p text:style-name="P29"/>
      <text:p text:style-name="P30"/>
      <text:p text:style-name="Standard"><text:span text:style-name="T31">3. despliegaEntrada</text:span></text:p>
      <text:p text:style-name="P32">&lt;body&gt;</text:p>
      <text:p text:style-name="Standard"><text:span text:style-name="T33">&lt;%@ page import="javax.servlet.http.HttpSession" %&gt;</text:span></text:p>
      <text:p text:style-name="P34">&lt;%</text:p>
      <text:p text:style-name="P35">HttpSession sesion = request.getSession();</text:p>
      <text:p text:style-name="P36">String ses=(String)sesion.getAttribute("login");</text:p>
      <text:p text:style-name="P37"/>
      <text:p text:style-name="P38">if (ses.equals("anonimo")) {</text:p>
      <text:p text:style-name="P39"><text:tab/>out.println("&lt;p&gt; no eres administrador&lt;/p&gt;");</text:p>
      <text:p text:style-name="P40">}else {</text:p>
      <text:p text:style-name="P41"><text:tab/>out.println("&lt;p&gt; eres "+ses+"&lt;/p&gt;");</text:p>
      <text:p text:style-name="P42">%&gt;</text:p>
      <text:p text:style-name="P43"/>
      <text:p text:style-name="P44">&lt;p&gt;&lt;a href="formI.jsp"&gt;insertar&lt;/a&gt;&lt;/p&gt;</text:p>
      <text:p text:style-name="P45">&lt;%</text:p>
      <text:p text:style-name="P46">}</text:p>
      <text:p text:style-name="P47">%&gt;</text:p>
      <text:p text:style-name="P48">&lt;p&gt;&lt;a href="adminAplicacion?action=1"&gt;ver datos&lt;/a&gt;&lt;/p&gt;</text:p>
      <text:p text:style-name="P49">&lt;p&gt;&lt;a href="index.jsp"&gt;regresar a index&lt;/a&gt;</text:p>
      <text:p text:style-name="Standard">&lt;/body&gt;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lexcalderon017@outlook.es</dc:creator>
    <meta:creation-date>2020-02-07T08:39:00Z</meta:creation-date>
    <dc:date>2020-02-07T09:17:00Z</dc:date>
    <meta:template xlink:href="Normal" xlink:type="simple"/>
    <meta:editing-cycles>4</meta:editing-cycles>
    <meta:editing-duration>PT4200S</meta:editing-duration>
    <meta:document-statistic meta:page-count="1" meta:paragraph-count="2" meta:word-count="208" meta:character-count="1351" meta:row-count="9" meta:non-whitespace-character-count="1145"/>
  </office:meta>
</office:document-meta>
</file>